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Character: Bash</text:span></text:p>
      <text:p text:style-name="Standard"><text:span text:style-name="T1">Devin "Bash" O'Connor: </text:span><text:span text:style-name="T3">Mixed Irish descent. 5ft 8in 240lbs.</text:span> <text:span text:style-name="T2">stocky and burly older guy with some grey mixed into his red hair. He is known for his loyalty and short temper. Bash earned his nickname for his habit of kicking in doors often without due process. His brash but intimidating nature has earned him respect from his peers</text:span></text:p>
      <text:p text:style-name="Standard"><text:span text:style-name="T2"/></text:p>
      <text:p text:style-name="Standard"><text:span text:style-name="T2"/></text:p>
      <text:p text:style-name="P2"><text:span text:style-name="T1">Character: Slash</text:span></text:p>
      <text:p text:style-name="Standard"><text:span text:style-name="T5">Ren "Slash" Kaneko:</text:span><text:span text:style-name="T2"> Mixed Japanese descent. 6ft 160lbs. Long black hair, thin athletic build. Slash is a covert specialist with 20 years of classified activity in the special forces. Slash is a hand to hand combat specialist with a hobby of collecting ancient blades from Old Earth's far east.</text:span></text:p>
      <text:p text:style-name="Standard"><text:span text:style-name="T2"/></text:p>
      <text:p text:style-name="Standard"><text:span text:style-name="T2"/></text:p>
      <text:p text:style-name="P1">Character: Graven</text:p>
      <text:p text:style-name="P3">"Graven": <text:span text:style-name="T3">Known only by the name 'Graven', he is a mysterious leader of a private military group known for their brutality. His military group is small but well geared and funded. They mostly engage in shady if not outright illegal operations.</text:span></text:p>
      <text:p text:style-name="Standard"><text:span text:style-name="T2"/></text:p>
      <text:p text:style-name="Standard"><text:span text:style-name="T2"/></text:p>
      <text:p text:style-name="P1">Bash and Slash Back Story:</text:p>
      <text:p text:style-name="Standard"><text:span text:style-name="T2">Bash and Slash met years ago and work together as mercenaries for hire. They take jobs as they come to make a living </text:span><text:span text:style-name="T6">working for whoever pays the most</text:span><text:span text:style-name="T2">. While the jobs may not always be legal they are always moral.</text:span></text:p>
      <text:p text:style-name="Standard"><text:span text:style-name="T2">"You play as a character named Bash, one half of a two man mercenary group."</text:span></text:p>
      <text:p text:style-name="Standard"><text:span text:style-name="T2"/></text:p>
      <text:p text:style-name="P1">Plot Outline:</text:p>
      <text:p text:style-name="P4">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side of their town, they have been under attack by strange creatures from the desert. Their infrastructure is in shambles and they need your help. Once you arrive at the town, the refugees hire you to help them repair the damage, as well as fight off the mercenaries.</text:p>
      <text:p text:style-name="P4"/>
      <text:p text:style-name="P4">The first zone of the game is a desert zone. In this area you spend most of your time running infastructure repair missions, and fighting off creatures. After spending the first few missions rebuilding infrastructure in the desert, Bash and Slash learn that the commandos have set up camp in an ancient ruins site on the other side of a cave system. At the end of the desert zone Bash fights off a giant Motocco and heads his way underground. </text:p>
      <text:p text:style-name="P4"/>
      <text:p text:style-name="P4">The next zone of the game is a series of caves which lead to the commando base. After running a few infrastructure missions underground, Bash focuses on finding and destroying the source of the strange creatures. Bash finds himself in an underground section of ancient ruins which is probably right near the commando base. Bash enters the ruins and finds a room filled with an ancient artifact that seems to be summoning the creatures. After fighting off all the creatures Bash takes the artifact.</text:p>
      <text:p text:style-name="P4"/>
      <text:p text:style-name="P4">The final zone of the game is the commando base. The commandos have set up their base in the middle of the ruins of an ancient city. While fighting through the base, Bash learns that the commandos are in search for some ancient artifact, that had been hidden/lost in these ruins. After blasting through the commando base and fighting through waves of enemies they finally meet Graven face to face in a bat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17S</meta:editing-duration>
    <meta:editing-cycles>6</meta:editing-cycles>
    <meta:generator>OpenOffice.org/3.4.1$Win32 OpenOffice.org_project/341m1$Build-9593</meta:generator>
    <dc:date>2014-05-20T18:34:21.42</dc:date>
    <meta:document-statistic meta:table-count="0" meta:image-count="0" meta:object-count="0" meta:page-count="1" meta:paragraph-count="14" meta:word-count="564" meta:character-count="3205"/>
    <meta:user-defined meta:name="Info 1"/>
    <meta:user-defined meta:name="Info 2"/>
    <meta:user-defined meta:name="Info 3"/>
    <meta:user-defined meta:name="Info 4"/>
  </office:meta>
</office:document-meta>
</file>